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2021-03-30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464" calcext:value-type="float">
            <text:p>61.6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3048" calcext:value-type="float">
            <text:p>57.1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0336" calcext:value-type="float">
            <text:p>52.9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4592" calcext:value-type="float">
            <text:p>53.5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4448" calcext:value-type="float">
            <text:p>56.92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3224" calcext:value-type="float">
            <text:p>51.7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3112" calcext:value-type="float">
            <text:p>53.0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8392" calcext:value-type="float">
            <text:p>53.4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9024" calcext:value-type="float">
            <text:p>48.5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8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6376" calcext:value-type="float">
            <text:p>47.9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6752" calcext:value-type="float">
            <text:p>47.9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844" calcext:value-type="float">
            <text:p>48.4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8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8272" calcext:value-type="float">
            <text:p>48.6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8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918" calcext:value-type="float">
            <text:p>50.58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8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8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8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8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8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236" calcext:value-type="float">
            <text:p>49.3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6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6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1656" calcext:value-type="float">
            <text:p>52.1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215111434701</text:p>
          </table:table-cell>
          <table:table-cell office:value-type="string" calcext:value-type="string">
            <text:p>196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8672" calcext:value-type="float">
            <text:p>51.8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6" meta:object-count="0"/>
    <meta:user-defined meta:name="AppVersion">3.0</meta:user-defined>
  </office:meta>
</office:document-meta>
</file>